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6BEDDF6ED4AB1570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75cm" fo:min-width="9.89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stroke="none" svg:stroke-color="#000000" draw:fill="none" draw:fill-color="#ffffff" fo:min-height="2.635cm"/>
    </style:style>
    <style:style style:name="gr6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04cm" fo:padding-bottom="0.04cm" fo:padding-left="0.04cm" fo:padding-right="0.04cm"/>
    </style:style>
    <style:style style:name="gr7" style:family="graphic" style:parent-style-name="standard">
      <style:graphic-properties draw:stroke="none" svg:stroke-color="#000000" draw:fill="none" draw:fill-color="#ffffff" fo:min-height="1.297cm"/>
    </style:style>
    <style:style style:name="gr8" style:family="graphic" style:parent-style-name="standard">
      <style:graphic-properties draw:stroke="none" svg:stroke-color="#000000" draw:fill="none" draw:fill-color="#ffffff" fo:min-height="0.518cm"/>
    </style:style>
    <style:style style:name="gr9" style:family="graphic" style:parent-style-name="objectwithoutfill">
      <style:graphic-properties svg:stroke-width="0.212cm" draw:marker-start-width="0.517cm" draw:marker-end-width="0.517cm" draw:fill="none" draw:textarea-vertical-align="middle" fo:padding-top="0.105cm" fo:padding-bottom="0.105cm" fo:padding-left="0.105cm" fo:padding-right="0.105cm"/>
    </style:style>
    <style:style style:name="gr10" style:family="graphic" style:parent-style-name="objectwithoutfill">
      <style:graphic-properties svg:stroke-width="0.212cm" svg:stroke-color="#aea79f" draw:marker-start-width="0.518cm" draw:marker-end-width="0.518cm" draw:fill="none" draw:textarea-vertical-align="middle" fo:padding-top="0.106cm" fo:padding-bottom="0.106cm" fo:padding-left="0.106cm" fo:padding-right="0.106cm"/>
    </style:style>
    <style:style style:name="gr11" style:family="graphic" style:parent-style-name="objectwithoutfill">
      <style:graphic-properties svg:stroke-width="0.212cm" svg:stroke-color="#666666" draw:marker-start-width="0.517cm" draw:marker-end-width="0.517cm" draw:fill="none" draw:textarea-vertical-align="middle" fo:padding-top="0.105cm" fo:padding-bottom="0.105cm" fo:padding-left="0.105cm" fo:padding-right="0.105cm"/>
    </style:style>
    <style:style style:name="gr12" style:family="graphic" style:parent-style-name="standard">
      <style:graphic-properties draw:stroke="none" svg:stroke-color="#000000" draw:fill="none" draw:fill-color="#ffffff" fo:min-height="0.56cm"/>
    </style:style>
    <style:style style:name="gr13" style:family="graphic" style:parent-style-name="standard">
      <style:graphic-properties svg:stroke-color="#006600" draw:fill-color="#00cc33" draw:textarea-horizontal-align="justify" draw:textarea-vertical-align="middle" draw:auto-grow-height="false" fo:min-height="0.424cm" fo:min-width="0.424cm"/>
    </style:style>
    <style:style style:name="gr14" style:family="graphic" style:parent-style-name="standard">
      <style:graphic-properties draw:stroke="none" svg:stroke-color="#000000" draw:fill="none" draw:fill-color="#ffffff" fo:min-height="2.295cm"/>
    </style:style>
    <style:style style:name="gr15" style:family="graphic" style:parent-style-name="standard">
      <style:graphic-properties draw:stroke="none" svg:stroke-color="#000000" draw:fill="none" draw:fill-color="#ffffff" fo:min-height="1.295cm"/>
    </style:style>
    <style:style style:name="gr16" style:family="graphic" style:parent-style-name="standard">
      <style:graphic-properties draw:stroke="none" svg:stroke-color="#000000" draw:fill="none" draw:fill-color="#ffffff" fo:min-height="0.644cm"/>
    </style:style>
    <style:style style:name="gr17" style:family="graphic" style:parent-style-name="standard">
      <style:graphic-properties draw:stroke="none" svg:stroke-color="#000000" draw:fill="none" draw:fill-color="#ffffff" fo:min-height="2.4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Verdana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dd4814" style:font-name="DejaVu Sans" fo:font-size="32pt" style:font-size-asian="32pt" style:font-size-complex="32pt"/>
    </style:style>
    <style:style style:name="P5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Verdana"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fo:color="#dd4814" style:font-name="DejaVu Sans" fo:font-size="30pt" style:font-size-asian="30pt" style:font-size-complex="30pt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dd4814" style:font-name="DejaVu Sans" fo:font-size="28pt" style:font-size-asian="28pt" style:font-size-complex="28pt"/>
    </style:style>
    <style:style style:name="P11" style:family="paragraph">
      <style:text-properties style:font-name="Verdana" fo:font-size="15pt" style:font-size-asian="15pt" style:font-size-complex="15pt"/>
    </style:style>
    <style:style style:name="P12" style:family="paragraph">
      <style:paragraph-properties fo:text-align="center"/>
      <style:text-properties fo:color="#dd4814" style:font-name="DejaVu Sans" fo:font-size="32pt" style:font-size-asian="32pt" style:font-size-complex="32pt"/>
    </style:style>
    <style:style style:name="P13" style:family="paragraph">
      <style:text-properties style:font-name="Verdana" fo:font-size="12pt" style:font-size-asian="12pt" style:font-size-complex="12pt"/>
    </style:style>
    <style:style style:name="P14" style:family="paragraph">
      <style:text-properties style:font-name="Verdana" fo:font-size="13pt" style:font-size-asian="13pt" style:font-size-complex="13pt"/>
    </style:style>
    <style:style style:name="P15" style:family="paragraph">
      <style:paragraph-properties fo:text-align="start"/>
      <style:text-properties fo:color="#dd4814" style:font-name="DejaVu Sans" fo:font-size="28pt" style:font-size-asian="28pt" style:font-size-complex="28pt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fo:color="#dd4814" style:font-name="DejaVu Sans" fo:font-size="32pt" style:font-size-asian="32pt" style:font-size-complex="32pt"/>
    </style:style>
    <style:style style:name="T3" style:family="text">
      <style:text-properties style:font-name="Verdana" fo:font-size="15pt" style:font-size-asian="15pt" style:font-size-complex="15pt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3pt" style:font-size-asian="13pt" style:font-size-complex="13pt"/>
    </style:style>
    <style:style style:name="T6" style:family="text">
      <style:text-properties fo:color="#dd4814" style:font-name="DejaVu Sans" fo:font-size="30pt" style:font-size-asian="30pt" style:font-size-complex="30pt"/>
    </style:style>
    <style:style style:name="T7" style:family="text">
      <style:text-properties fo:color="#dd4814" style:font-name="DejaVu Sans"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897cm" svg:height="6.75cm" svg:x="0.403cm" svg:y="1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53cm" svg:height="2.4cm" svg:x="3.603cm" svg:y="5.003cm">
            <draw:image xlink:href="Pictures/10000201000000FA0000016BEDDF6ED4AB1570F1.png" xlink:type="simple" xlink:show="embed" xlink:actuate="onLoad">
              <text:p/>
            </draw:image>
          </draw:frame>
          <draw:line draw:style-name="gr3" draw:text-style-name="P1" draw:layer="layout" svg:x1="6.403cm" svg:y1="1.303cm" svg:x2="6.403cm" svg:y2="8.003cm">
            <text:p/>
          </draw:line>
          <draw:frame draw:style-name="gr4" draw:text-style-name="P2" draw:layer="layout" svg:width="2.6cm" svg:height="0.7cm" draw:transform="rotate (1.5707963267949) translate (5.403cm 7.603cm)">
            <draw:text-box>
              <text:p><text:span text:style-name="T1">ROBOBOT</text:span></text:p>
            </draw:text-box>
          </draw:frame>
          <draw:frame draw:style-name="gr5" draw:text-style-name="P4" draw:layer="layout" svg:width="5cm" svg:height="2.635cm" svg:x="0.403cm" svg:y="1.603cm">
            <draw:text-box>
              <text:p text:style-name="P3"><text:span text:style-name="T2">80 </text:span></text:p>
              <text:p text:style-name="P3"><text:span text:style-name="T2">Hannah</text:span></text:p>
            </draw:text-box>
          </draw:frame>
          <draw:line draw:style-name="gr6" draw:text-style-name="P1" draw:layer="layout" svg:x1="5.703cm" svg:y1="4.703cm" svg:x2="5.703cm" svg:y2="2.203cm">
            <text:p/>
          </draw:line>
          <draw:line draw:style-name="gr6" draw:text-style-name="P1" draw:layer="layout" svg:x1="5.703cm" svg:y1="4.703cm" svg:x2="1.303cm" svg:y2="4.703cm">
            <text:p/>
          </draw:line>
          <draw:frame draw:style-name="gr7" draw:text-style-name="P2" draw:layer="layout" svg:width="0.552cm" svg:height="1.297cm" svg:x="5.551cm" svg:y="1.555cm">
            <draw:text-box>
              <text:p><text:span text:style-name="T3">x</text:span></text:p>
            </draw:text-box>
          </draw:frame>
          <draw:frame draw:style-name="gr7" draw:text-style-name="P2" draw:layer="layout" svg:width="0.552cm" svg:height="1.297cm" svg:x="0.903cm" svg:y="4.306cm">
            <draw:text-box>
              <text:p><text:span text:style-name="T3">y</text:span></text:p>
            </draw:text-box>
          </draw:frame>
          <draw:g>
            <draw:frame draw:style-name="gr8" draw:text-style-name="P5" draw:layer="layout" svg:width="0.8cm" svg:height="0.518cm" svg:x="2.203cm" svg:y="5.903cm">
              <draw:text-box>
                <text:p><text:span text:style-name="T4">ON</text:span></text:p>
              </draw:text-box>
            </draw:frame>
            <draw:frame draw:style-name="gr8" draw:text-style-name="P5" draw:layer="layout" svg:width="1.1cm" svg:height="0.518cm" svg:x="2.203cm" svg:y="7.203cm">
              <draw:text-box>
                <text:p><text:span text:style-name="T4">OFF</text:span></text:p>
              </draw:text-box>
            </draw:frame>
            <draw:g>
              <draw:line draw:style-name="gr9" draw:text-style-name="P1" draw:layer="layout" svg:x1="1.86cm" svg:y1="6.953cm" svg:x2="2.803cm" svg:y2="6.653cm">
                <text:p/>
              </draw:line>
              <draw:line draw:style-name="gr10" draw:text-style-name="P1" draw:layer="layout" svg:x1="1.86cm" svg:y1="6.653cm" svg:x2="1.86cm" svg:y2="7.328cm">
                <text:p/>
              </draw:line>
              <draw:line draw:style-name="gr11" draw:text-style-name="P1" draw:layer="layout" svg:x1="1.703cm" svg:y1="6.203cm" svg:x2="1.703cm" svg:y2="7.703cm">
                <text:p/>
              </draw:line>
            </draw:g>
          </draw:g>
          <draw:frame draw:style-name="gr12" draw:text-style-name="P6" draw:layer="layout" svg:width="1.957cm" svg:height="0.56cm" svg:x="3.646cm" svg:y="7.453cm">
            <draw:text-box>
              <text:p><text:span text:style-name="T5">Elektro</text:span></text:p>
            </draw:text-box>
          </draw:frame>
          <draw:frame draw:style-name="gr2" draw:text-style-name="P1" draw:layer="layout" svg:width="1.653cm" svg:height="2.4cm" svg:x="8.25cm" svg:y="1.653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8.253cm" svg:y="4.303cm">
            <draw:text-box>
              <text:p><text:span text:style-name="T5">Elektro</text:span></text:p>
            </draw:text-box>
          </draw:frame>
          <draw:frame draw:style-name="gr5" draw:text-style-name="P7" draw:layer="layout" svg:width="6.6cm" svg:height="2.635cm" draw:transform="rotate (1.5707963267949) translate (6.668cm 8.053cm)">
            <draw:text-box>
              <text:p text:style-name="P3"><text:span text:style-name="T6"><text:s/></text:span><text:span text:style-name="T6">80 Hannah</text:span></text:p>
            </draw:text-box>
          </draw:frame>
          <draw:frame draw:style-name="gr4" draw:text-style-name="P2" draw:layer="layout" svg:width="2.6cm" svg:height="0.7cm" draw:transform="rotate (1.5707963267949) translate (9.203cm 7.753cm)">
            <draw:text-box>
              <text:p><text:span text:style-name="T1">ROBOBOT</text:span></text:p>
            </draw:text-box>
          </draw:frame>
          <draw:custom-shape draw:style-name="gr13" draw:text-style-name="P8" draw:layer="layout" svg:width="0.6cm" svg:height="0.6cm" svg:x="0.7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6cm" svg:height="0.7cm" draw:transform="rotate (1.5707963267949) translate (0.6cm 7cm)">
            <draw:text-box>
              <text:p><text:span text:style-name="T3">start</text:span></text:p>
            </draw:text-box>
          </draw:frame>
          <draw:line draw:style-name="gr3" draw:text-style-name="P1" draw:layer="layout" svg:x1="10.603cm" svg:y1="1.303cm" svg:x2="10.603cm" svg:y2="8.003cm">
            <text:p/>
          </draw:line>
          <draw:frame draw:style-name="gr2" draw:text-style-name="P1" draw:layer="layout" svg:width="1.515cm" svg:height="2.2cm" svg:x="18.7cm" svg:y="1.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8.703cm" svg:y="3.75cm">
            <draw:text-box>
              <text:p><text:span text:style-name="T5">Elektro</text:span></text:p>
            </draw:text-box>
          </draw:frame>
          <draw:frame draw:style-name="gr14" draw:text-style-name="P10" draw:layer="layout" svg:width="4.6cm" svg:height="2.295cm" svg:x="15.7cm" svg:y="3.265cm">
            <draw:text-box>
              <text:p text:style-name="P9"><text:span text:style-name="T7">80</text:span></text:p>
              <text:p text:style-name="P9"><text:span text:style-name="T7">Hannah</text:span></text:p>
            </draw:text-box>
          </draw:frame>
          <draw:frame draw:style-name="gr4" draw:text-style-name="P2" draw:layer="layout" svg:width="2.6cm" svg:height="0.7cm" svg:x="15.7cm" svg:y="1.5cm">
            <draw:text-box>
              <text:p><text:span text:style-name="T1">ROBOBOT</text:span></text:p>
            </draw:text-box>
          </draw:frame>
          <draw:custom-shape draw:style-name="gr1" draw:text-style-name="P1" draw:layer="layout" svg:width="9.897cm" svg:height="6.75cm" svg:x="10.6cm" svg:y="1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5.603cm" svg:y1="1.303cm" svg:x2="15.603cm" svg:y2="5.5cm">
            <text:p/>
          </draw:line>
          <draw:line draw:style-name="gr3" draw:text-style-name="P1" draw:layer="layout" svg:x1="20.5cm" svg:y1="5.6cm" svg:x2="10.6cm" svg:y2="5.6cm">
            <text:p/>
          </draw:line>
          <draw:frame draw:style-name="gr15" draw:text-style-name="P10" draw:layer="layout" svg:width="9.2cm" svg:height="1.295cm" svg:x="11cm" svg:y="6.205cm">
            <draw:text-box>
              <text:p text:style-name="P9"><text:span text:style-name="T7">80 Hannah</text:span></text:p>
            </draw:text-box>
          </draw:frame>
          <draw:frame draw:style-name="gr2" draw:text-style-name="P1" draw:layer="layout" svg:width="1.377cm" svg:height="2cm" svg:x="18.885cm" svg:y="5.76cm">
            <draw:image xlink:href="Pictures/10000201000000FA0000016BEDDF6ED4AB1570F1.png" xlink:type="simple" xlink:show="embed" xlink:actuate="onLoad">
              <text:p/>
            </draw:image>
          </draw:frame>
          <draw:frame draw:style-name="gr12" draw:text-style-name="P6" draw:layer="layout" svg:width="1.75cm" svg:height="0.56cm" svg:x="17.05cm" svg:y="7.3cm">
            <draw:text-box>
              <text:p><text:span text:style-name="T5">Elektro</text:span></text:p>
            </draw:text-box>
          </draw:frame>
          <draw:frame draw:style-name="gr16" draw:text-style-name="P2" draw:layer="layout" svg:width="2.6cm" svg:height="0.644cm" svg:x="11cm" svg:y="7.216cm">
            <draw:text-box>
              <text:p><text:span text:style-name="T1">ROBOBOT</text:span></text:p>
            </draw:text-box>
          </draw:frame>
          <draw:frame draw:style-name="gr2" draw:text-style-name="P1" draw:layer="layout" svg:width="1.515cm" svg:height="2.2cm" svg:x="13.9cm" svg:y="1.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3.903cm" svg:y="3.75cm">
            <draw:text-box>
              <text:p><text:span text:style-name="T5">Elektro</text:span></text:p>
            </draw:text-box>
          </draw:frame>
          <draw:frame draw:style-name="gr17" draw:text-style-name="P10" draw:layer="layout" svg:width="5.2cm" svg:height="2.465cm" svg:x="10.7cm" svg:y="3.265cm">
            <draw:text-box>
              <text:p text:style-name="P9"><text:span text:style-name="T6">80 </text:span><text:span text:style-name="T6"><text:line-break/></text:span><text:span text:style-name="T6">Hannah</text:span></text:p>
            </draw:text-box>
          </draw:frame>
          <draw:frame draw:style-name="gr4" draw:text-style-name="P2" draw:layer="layout" svg:width="2.6cm" svg:height="0.7cm" svg:x="10.7cm" svg:y="1.5cm">
            <draw:text-box>
              <text:p><text:span text:style-name="T1">ROBOBOT</text:span></text:p>
            </draw:text-box>
          </draw:frame>
        </draw:g>
        <draw:g>
          <draw:custom-shape draw:style-name="gr1" draw:text-style-name="P1" draw:layer="layout" svg:width="9.897cm" svg:height="6.75cm" svg:x="0.403cm" svg:y="8.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53cm" svg:height="2.4cm" svg:x="3.603cm" svg:y="11.753cm">
            <draw:image xlink:href="Pictures/10000201000000FA0000016BEDDF6ED4AB1570F1.png" xlink:type="simple" xlink:show="embed" xlink:actuate="onLoad">
              <text:p/>
            </draw:image>
          </draw:frame>
          <draw:line draw:style-name="gr3" draw:text-style-name="P1" draw:layer="layout" svg:x1="6.403cm" svg:y1="8.053cm" svg:x2="6.403cm" svg:y2="14.753cm">
            <text:p/>
          </draw:line>
          <draw:frame draw:style-name="gr4" draw:text-style-name="P2" draw:layer="layout" svg:width="2.6cm" svg:height="0.7cm" draw:transform="rotate (1.5707963267949) translate (5.403cm 14.353cm)">
            <draw:text-box>
              <text:p text:style-name="P11"><text:span text:style-name="T8">ROBOBOT</text:span></text:p>
            </draw:text-box>
          </draw:frame>
          <draw:frame draw:style-name="gr5" draw:text-style-name="P4" draw:layer="layout" svg:width="5cm" svg:height="2.635cm" svg:x="0.403cm" svg:y="8.353cm">
            <draw:text-box>
              <text:p text:style-name="P12">87</text:p>
              <text:p text:style-name="P12">Mia</text:p>
            </draw:text-box>
          </draw:frame>
          <draw:line draw:style-name="gr6" draw:text-style-name="P1" draw:layer="layout" svg:x1="5.703cm" svg:y1="11.453cm" svg:x2="5.703cm" svg:y2="8.953cm">
            <text:p/>
          </draw:line>
          <draw:line draw:style-name="gr6" draw:text-style-name="P1" draw:layer="layout" svg:x1="5.703cm" svg:y1="11.453cm" svg:x2="1.303cm" svg:y2="11.453cm">
            <text:p/>
          </draw:line>
          <draw:frame draw:style-name="gr7" draw:text-style-name="P2" draw:layer="layout" svg:width="0.552cm" svg:height="1.297cm" svg:x="5.551cm" svg:y="8.305cm">
            <draw:text-box>
              <text:p text:style-name="P11">x</text:p>
            </draw:text-box>
          </draw:frame>
          <draw:frame draw:style-name="gr7" draw:text-style-name="P2" draw:layer="layout" svg:width="0.552cm" svg:height="1.297cm" svg:x="0.903cm" svg:y="11.056cm">
            <draw:text-box>
              <text:p text:style-name="P11">y</text:p>
            </draw:text-box>
          </draw:frame>
          <draw:g>
            <draw:frame draw:style-name="gr8" draw:text-style-name="P5" draw:layer="layout" svg:width="0.8cm" svg:height="0.518cm" svg:x="2.203cm" svg:y="12.653cm">
              <draw:text-box>
                <text:p text:style-name="P13">ON</text:p>
              </draw:text-box>
            </draw:frame>
            <draw:frame draw:style-name="gr8" draw:text-style-name="P5" draw:layer="layout" svg:width="1.1cm" svg:height="0.518cm" svg:x="2.203cm" svg:y="13.953cm">
              <draw:text-box>
                <text:p text:style-name="P13">OFF</text:p>
              </draw:text-box>
            </draw:frame>
            <draw:g>
              <draw:line draw:style-name="gr9" draw:text-style-name="P1" draw:layer="layout" svg:x1="1.86cm" svg:y1="13.703cm" svg:x2="2.803cm" svg:y2="13.403cm">
                <text:p/>
              </draw:line>
              <draw:line draw:style-name="gr10" draw:text-style-name="P1" draw:layer="layout" svg:x1="1.86cm" svg:y1="13.403cm" svg:x2="1.86cm" svg:y2="14.078cm">
                <text:p/>
              </draw:line>
              <draw:line draw:style-name="gr11" draw:text-style-name="P1" draw:layer="layout" svg:x1="1.703cm" svg:y1="12.953cm" svg:x2="1.703cm" svg:y2="14.453cm">
                <text:p/>
              </draw:line>
            </draw:g>
          </draw:g>
          <draw:frame draw:style-name="gr12" draw:text-style-name="P6" draw:layer="layout" svg:width="1.957cm" svg:height="0.56cm" svg:x="3.646cm" svg:y="14.203cm">
            <draw:text-box>
              <text:p text:style-name="P14">Elektro</text:p>
            </draw:text-box>
          </draw:frame>
          <draw:frame draw:style-name="gr2" draw:text-style-name="P1" draw:layer="layout" svg:width="1.653cm" svg:height="2.4cm" svg:x="8.25cm" svg:y="8.403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8.253cm" svg:y="11.053cm">
            <draw:text-box>
              <text:p text:style-name="P14">Elektro</text:p>
            </draw:text-box>
          </draw:frame>
          <draw:frame draw:style-name="gr5" draw:text-style-name="P4" draw:layer="layout" svg:width="6.6cm" svg:height="2.635cm" draw:transform="rotate (1.5707963267949) translate (6.668cm 14.803cm)">
            <draw:text-box>
              <text:p text:style-name="P12">87 Mia</text:p>
            </draw:text-box>
          </draw:frame>
          <draw:frame draw:style-name="gr4" draw:text-style-name="P2" draw:layer="layout" svg:width="2.6cm" svg:height="0.7cm" draw:transform="rotate (1.5707963267949) translate (9.203cm 14.503cm)">
            <draw:text-box>
              <text:p text:style-name="P11"><text:span text:style-name="T8">ROBOBOT</text:span></text:p>
            </draw:text-box>
          </draw:frame>
          <draw:custom-shape draw:style-name="gr13" draw:text-style-name="P8" draw:layer="layout" svg:width="0.6cm" svg:height="0.6cm" svg:x="0.7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6cm" svg:height="0.7cm" draw:transform="rotate (1.5707963267949) translate (0.6cm 13.75cm)">
            <draw:text-box>
              <text:p text:style-name="P11">start</text:p>
            </draw:text-box>
          </draw:frame>
          <draw:line draw:style-name="gr3" draw:text-style-name="P1" draw:layer="layout" svg:x1="10.603cm" svg:y1="8.053cm" svg:x2="10.603cm" svg:y2="14.753cm">
            <text:p/>
          </draw:line>
          <draw:frame draw:style-name="gr2" draw:text-style-name="P1" draw:layer="layout" svg:width="1.515cm" svg:height="2.2cm" svg:x="18.7cm" svg:y="8.2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8.703cm" svg:y="10.5cm">
            <draw:text-box>
              <text:p text:style-name="P14">Elektro</text:p>
            </draw:text-box>
          </draw:frame>
          <draw:frame draw:style-name="gr14" draw:text-style-name="P10" draw:layer="layout" svg:width="4.6cm" svg:height="2.295cm" svg:x="15.7cm" svg:y="10.015cm">
            <draw:text-box>
              <text:p text:style-name="P15">87</text:p>
              <text:p text:style-name="P15">Mia</text:p>
            </draw:text-box>
          </draw:frame>
          <draw:frame draw:style-name="gr4" draw:text-style-name="P2" draw:layer="layout" svg:width="2.6cm" svg:height="0.7cm" svg:x="15.7cm" svg:y="8.25cm">
            <draw:text-box>
              <text:p text:style-name="P11"><text:span text:style-name="T8">ROBOBOT</text:span></text:p>
            </draw:text-box>
          </draw:frame>
          <draw:custom-shape draw:style-name="gr1" draw:text-style-name="P1" draw:layer="layout" svg:width="9.897cm" svg:height="6.75cm" svg:x="10.6cm" svg:y="8.0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5.603cm" svg:y1="8.053cm" svg:x2="15.603cm" svg:y2="12.25cm">
            <text:p/>
          </draw:line>
          <draw:line draw:style-name="gr3" draw:text-style-name="P1" draw:layer="layout" svg:x1="20.5cm" svg:y1="12.35cm" svg:x2="10.6cm" svg:y2="12.35cm">
            <text:p/>
          </draw:line>
          <draw:frame draw:style-name="gr15" draw:text-style-name="P10" draw:layer="layout" svg:width="9.2cm" svg:height="1.295cm" svg:x="11cm" svg:y="12.955cm">
            <draw:text-box>
              <text:p text:style-name="P15">87 Mia</text:p>
            </draw:text-box>
          </draw:frame>
          <draw:frame draw:style-name="gr2" draw:text-style-name="P1" draw:layer="layout" svg:width="1.377cm" svg:height="2cm" svg:x="18.885cm" svg:y="12.51cm">
            <draw:image xlink:href="Pictures/10000201000000FA0000016BEDDF6ED4AB1570F1.png" xlink:type="simple" xlink:show="embed" xlink:actuate="onLoad">
              <text:p/>
            </draw:image>
          </draw:frame>
          <draw:frame draw:style-name="gr12" draw:text-style-name="P6" draw:layer="layout" svg:width="1.75cm" svg:height="0.56cm" svg:x="17.05cm" svg:y="14.05cm">
            <draw:text-box>
              <text:p text:style-name="P14">Elektro</text:p>
            </draw:text-box>
          </draw:frame>
          <draw:frame draw:style-name="gr16" draw:text-style-name="P2" draw:layer="layout" svg:width="2.6cm" svg:height="1.287cm" svg:x="11cm" svg:y="13.966cm">
            <draw:text-box>
              <text:p text:style-name="P11">ROBOBOT</text:p>
            </draw:text-box>
          </draw:frame>
          <draw:frame draw:style-name="gr2" draw:text-style-name="P1" draw:layer="layout" svg:width="1.515cm" svg:height="2.2cm" svg:x="13.9cm" svg:y="8.2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3.903cm" svg:y="10.5cm">
            <draw:text-box>
              <text:p text:style-name="P14">Elektro</text:p>
            </draw:text-box>
          </draw:frame>
          <draw:frame draw:style-name="gr17" draw:text-style-name="P10" draw:layer="layout" svg:width="5.2cm" svg:height="2.465cm" svg:x="10.7cm" svg:y="10.015cm">
            <draw:text-box>
              <text:p text:style-name="P15">87 </text:p>
              <text:p text:style-name="P15">Mia</text:p>
            </draw:text-box>
          </draw:frame>
          <draw:frame draw:style-name="gr4" draw:text-style-name="P2" draw:layer="layout" svg:width="2.6cm" svg:height="0.7cm" svg:x="10.7cm" svg:y="8.25cm">
            <draw:text-box>
              <text:p text:style-name="P11"><text:span text:style-name="T8">ROBOBOT</text:span></text:p>
            </draw:text-box>
          </draw:frame>
        </draw:g>
        <draw:g>
          <draw:custom-shape draw:style-name="gr1" draw:text-style-name="P1" draw:layer="layout" svg:width="9.897cm" svg:height="6.75cm" svg:x="0.403cm" svg:y="14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53cm" svg:height="2.4cm" svg:x="3.603cm" svg:y="18.503cm">
            <draw:image xlink:href="Pictures/10000201000000FA0000016BEDDF6ED4AB1570F1.png" xlink:type="simple" xlink:show="embed" xlink:actuate="onLoad">
              <text:p/>
            </draw:image>
          </draw:frame>
          <draw:line draw:style-name="gr3" draw:text-style-name="P1" draw:layer="layout" svg:x1="6.403cm" svg:y1="14.803cm" svg:x2="6.403cm" svg:y2="21.503cm">
            <text:p/>
          </draw:line>
          <draw:frame draw:style-name="gr4" draw:text-style-name="P2" draw:layer="layout" svg:width="2.6cm" svg:height="0.7cm" draw:transform="rotate (1.5707963267949) translate (5.403cm 21.103cm)">
            <draw:text-box>
              <text:p><text:span text:style-name="T1">ROBOBOT</text:span></text:p>
            </draw:text-box>
          </draw:frame>
          <draw:frame draw:style-name="gr5" draw:text-style-name="P4" draw:layer="layout" svg:width="5cm" svg:height="2.635cm" svg:x="0.403cm" svg:y="15.103cm">
            <draw:text-box>
              <text:p text:style-name="P3"><text:span text:style-name="T2">81</text:span></text:p>
              <text:p text:style-name="P3"><text:span text:style-name="T2">Jasmin</text:span></text:p>
            </draw:text-box>
          </draw:frame>
          <draw:line draw:style-name="gr6" draw:text-style-name="P1" draw:layer="layout" svg:x1="5.703cm" svg:y1="18.203cm" svg:x2="5.703cm" svg:y2="15.703cm">
            <text:p/>
          </draw:line>
          <draw:line draw:style-name="gr6" draw:text-style-name="P1" draw:layer="layout" svg:x1="5.703cm" svg:y1="18.203cm" svg:x2="1.303cm" svg:y2="18.203cm">
            <text:p/>
          </draw:line>
          <draw:frame draw:style-name="gr7" draw:text-style-name="P2" draw:layer="layout" svg:width="0.552cm" svg:height="1.297cm" svg:x="5.551cm" svg:y="15.055cm">
            <draw:text-box>
              <text:p><text:span text:style-name="T3">x</text:span></text:p>
            </draw:text-box>
          </draw:frame>
          <draw:frame draw:style-name="gr7" draw:text-style-name="P2" draw:layer="layout" svg:width="0.552cm" svg:height="1.297cm" svg:x="0.903cm" svg:y="17.806cm">
            <draw:text-box>
              <text:p><text:span text:style-name="T3">y</text:span></text:p>
            </draw:text-box>
          </draw:frame>
          <draw:g>
            <draw:frame draw:style-name="gr8" draw:text-style-name="P5" draw:layer="layout" svg:width="0.8cm" svg:height="0.518cm" svg:x="2.203cm" svg:y="19.403cm">
              <draw:text-box>
                <text:p><text:span text:style-name="T4">ON</text:span></text:p>
              </draw:text-box>
            </draw:frame>
            <draw:frame draw:style-name="gr8" draw:text-style-name="P5" draw:layer="layout" svg:width="1.1cm" svg:height="0.518cm" svg:x="2.203cm" svg:y="20.703cm">
              <draw:text-box>
                <text:p><text:span text:style-name="T4">OFF</text:span></text:p>
              </draw:text-box>
            </draw:frame>
            <draw:g>
              <draw:line draw:style-name="gr9" draw:text-style-name="P1" draw:layer="layout" svg:x1="1.86cm" svg:y1="20.453cm" svg:x2="2.803cm" svg:y2="20.153cm">
                <text:p/>
              </draw:line>
              <draw:line draw:style-name="gr10" draw:text-style-name="P1" draw:layer="layout" svg:x1="1.86cm" svg:y1="20.153cm" svg:x2="1.86cm" svg:y2="20.828cm">
                <text:p/>
              </draw:line>
              <draw:line draw:style-name="gr11" draw:text-style-name="P1" draw:layer="layout" svg:x1="1.703cm" svg:y1="19.703cm" svg:x2="1.703cm" svg:y2="21.203cm">
                <text:p/>
              </draw:line>
            </draw:g>
          </draw:g>
          <draw:frame draw:style-name="gr12" draw:text-style-name="P6" draw:layer="layout" svg:width="1.957cm" svg:height="0.56cm" svg:x="3.646cm" svg:y="20.953cm">
            <draw:text-box>
              <text:p><text:span text:style-name="T5">Elektro</text:span></text:p>
            </draw:text-box>
          </draw:frame>
          <draw:frame draw:style-name="gr2" draw:text-style-name="P1" draw:layer="layout" svg:width="1.653cm" svg:height="2.4cm" svg:x="8.25cm" svg:y="15.153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8.253cm" svg:y="17.803cm">
            <draw:text-box>
              <text:p><text:span text:style-name="T5">Elektro</text:span></text:p>
            </draw:text-box>
          </draw:frame>
          <draw:frame draw:style-name="gr5" draw:text-style-name="P7" draw:layer="layout" svg:width="6.6cm" svg:height="2.635cm" draw:transform="rotate (1.5707963267949) translate (6.668cm 21.553cm)">
            <draw:text-box>
              <text:p text:style-name="P3"><text:span text:style-name="T6">81 Jasmin</text:span></text:p>
            </draw:text-box>
          </draw:frame>
          <draw:frame draw:style-name="gr4" draw:text-style-name="P2" draw:layer="layout" svg:width="2.6cm" svg:height="0.7cm" draw:transform="rotate (1.5707963267949) translate (9.203cm 21.253cm)">
            <draw:text-box>
              <text:p><text:span text:style-name="T1">ROBOBOT</text:span></text:p>
            </draw:text-box>
          </draw:frame>
          <draw:custom-shape draw:style-name="gr13" draw:text-style-name="P8" draw:layer="layout" svg:width="0.6cm" svg:height="0.6cm" svg:x="0.7cm" svg:y="2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6cm" svg:height="0.7cm" draw:transform="rotate (1.5707963267949) translate (0.6cm 20.5cm)">
            <draw:text-box>
              <text:p><text:span text:style-name="T3">start</text:span></text:p>
            </draw:text-box>
          </draw:frame>
          <draw:line draw:style-name="gr3" draw:text-style-name="P1" draw:layer="layout" svg:x1="10.603cm" svg:y1="14.803cm" svg:x2="10.603cm" svg:y2="21.503cm">
            <text:p/>
          </draw:line>
          <draw:frame draw:style-name="gr2" draw:text-style-name="P1" draw:layer="layout" svg:width="1.515cm" svg:height="2.2cm" svg:x="18.7cm" svg:y="1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8.703cm" svg:y="17.25cm">
            <draw:text-box>
              <text:p><text:span text:style-name="T5">Elektro</text:span></text:p>
            </draw:text-box>
          </draw:frame>
          <draw:frame draw:style-name="gr14" draw:text-style-name="P10" draw:layer="layout" svg:width="4.6cm" svg:height="2.295cm" svg:x="15.7cm" svg:y="16.765cm">
            <draw:text-box>
              <text:p text:style-name="P9"><text:span text:style-name="T7">81</text:span></text:p>
              <text:p text:style-name="P9"><text:span text:style-name="T7">Jasmin</text:span></text:p>
            </draw:text-box>
          </draw:frame>
          <draw:frame draw:style-name="gr4" draw:text-style-name="P2" draw:layer="layout" svg:width="2.6cm" svg:height="0.7cm" svg:x="15.7cm" svg:y="15cm">
            <draw:text-box>
              <text:p><text:span text:style-name="T1">ROBOBOT</text:span></text:p>
            </draw:text-box>
          </draw:frame>
          <draw:custom-shape draw:style-name="gr1" draw:text-style-name="P1" draw:layer="layout" svg:width="9.897cm" svg:height="6.75cm" svg:x="10.6cm" svg:y="14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5.603cm" svg:y1="14.803cm" svg:x2="15.603cm" svg:y2="19cm">
            <text:p/>
          </draw:line>
          <draw:line draw:style-name="gr3" draw:text-style-name="P1" draw:layer="layout" svg:x1="20.5cm" svg:y1="19.1cm" svg:x2="10.6cm" svg:y2="19.1cm">
            <text:p/>
          </draw:line>
          <draw:frame draw:style-name="gr15" draw:text-style-name="P10" draw:layer="layout" svg:width="9.2cm" svg:height="1.295cm" svg:x="11cm" svg:y="19.705cm">
            <draw:text-box>
              <text:p text:style-name="P9"><text:span text:style-name="T7">81 Jasmin</text:span></text:p>
            </draw:text-box>
          </draw:frame>
          <draw:frame draw:style-name="gr2" draw:text-style-name="P1" draw:layer="layout" svg:width="1.377cm" svg:height="2cm" svg:x="18.885cm" svg:y="19.26cm">
            <draw:image xlink:href="Pictures/10000201000000FA0000016BEDDF6ED4AB1570F1.png" xlink:type="simple" xlink:show="embed" xlink:actuate="onLoad">
              <text:p/>
            </draw:image>
          </draw:frame>
          <draw:frame draw:style-name="gr12" draw:text-style-name="P6" draw:layer="layout" svg:width="1.75cm" svg:height="0.56cm" svg:x="17.05cm" svg:y="20.8cm">
            <draw:text-box>
              <text:p><text:span text:style-name="T5">Elektro</text:span></text:p>
            </draw:text-box>
          </draw:frame>
          <draw:frame draw:style-name="gr16" draw:text-style-name="P2" draw:layer="layout" svg:width="2.6cm" svg:height="0.644cm" svg:x="11cm" svg:y="20.716cm">
            <draw:text-box>
              <text:p><text:span text:style-name="T1">ROBOBOT</text:span></text:p>
            </draw:text-box>
          </draw:frame>
          <draw:frame draw:style-name="gr2" draw:text-style-name="P1" draw:layer="layout" svg:width="1.515cm" svg:height="2.2cm" svg:x="13.9cm" svg:y="1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3.903cm" svg:y="17.25cm">
            <draw:text-box>
              <text:p><text:span text:style-name="T5">Elektro</text:span></text:p>
            </draw:text-box>
          </draw:frame>
          <draw:frame draw:style-name="gr14" draw:text-style-name="P10" draw:layer="layout" svg:width="5.2cm" svg:height="2.295cm" svg:x="10.7cm" svg:y="16.765cm">
            <draw:text-box>
              <text:p text:style-name="P9"><text:span text:style-name="T7">81 </text:span></text:p>
              <text:p text:style-name="P9"><text:span text:style-name="T7">Jasmin</text:span></text:p>
            </draw:text-box>
          </draw:frame>
          <draw:frame draw:style-name="gr4" draw:text-style-name="P2" draw:layer="layout" svg:width="2.6cm" svg:height="0.7cm" svg:x="10.7cm" svg:y="15cm">
            <draw:text-box>
              <text:p><text:span text:style-name="T1">ROBOBOT</text:span></text:p>
            </draw:text-box>
          </draw:frame>
        </draw:g>
        <draw:g>
          <draw:custom-shape draw:style-name="gr1" draw:text-style-name="P1" draw:layer="layout" svg:width="9.897cm" svg:height="6.75cm" svg:x="0.403cm" svg:y="21.5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53cm" svg:height="2.4cm" svg:x="3.603cm" svg:y="25.253cm">
            <draw:image xlink:href="Pictures/10000201000000FA0000016BEDDF6ED4AB1570F1.png" xlink:type="simple" xlink:show="embed" xlink:actuate="onLoad">
              <text:p/>
            </draw:image>
          </draw:frame>
          <draw:line draw:style-name="gr3" draw:text-style-name="P1" draw:layer="layout" svg:x1="6.403cm" svg:y1="21.553cm" svg:x2="6.403cm" svg:y2="28.253cm">
            <text:p/>
          </draw:line>
          <draw:frame draw:style-name="gr4" draw:text-style-name="P2" draw:layer="layout" svg:width="2.6cm" svg:height="0.7cm" draw:transform="rotate (1.5707963267949) translate (5.403cm 27.853cm)">
            <draw:text-box>
              <text:p><text:span text:style-name="T1">ROBOBOT</text:span></text:p>
            </draw:text-box>
          </draw:frame>
          <draw:frame draw:style-name="gr5" draw:text-style-name="P4" draw:layer="layout" svg:width="5cm" svg:height="2.635cm" svg:x="0.403cm" svg:y="21.853cm">
            <draw:text-box>
              <text:p text:style-name="P3"><text:span text:style-name="T2">82</text:span></text:p>
              <text:p text:style-name="P3"><text:span text:style-name="T2">Kaya</text:span></text:p>
            </draw:text-box>
          </draw:frame>
          <draw:line draw:style-name="gr6" draw:text-style-name="P1" draw:layer="layout" svg:x1="5.703cm" svg:y1="24.953cm" svg:x2="5.703cm" svg:y2="22.453cm">
            <text:p/>
          </draw:line>
          <draw:line draw:style-name="gr6" draw:text-style-name="P1" draw:layer="layout" svg:x1="5.703cm" svg:y1="24.953cm" svg:x2="1.303cm" svg:y2="24.953cm">
            <text:p/>
          </draw:line>
          <draw:frame draw:style-name="gr7" draw:text-style-name="P2" draw:layer="layout" svg:width="0.552cm" svg:height="1.297cm" svg:x="5.551cm" svg:y="21.805cm">
            <draw:text-box>
              <text:p><text:span text:style-name="T3">x</text:span></text:p>
            </draw:text-box>
          </draw:frame>
          <draw:frame draw:style-name="gr7" draw:text-style-name="P2" draw:layer="layout" svg:width="0.552cm" svg:height="1.297cm" svg:x="0.903cm" svg:y="24.556cm">
            <draw:text-box>
              <text:p><text:span text:style-name="T3">y</text:span></text:p>
            </draw:text-box>
          </draw:frame>
          <draw:g>
            <draw:frame draw:style-name="gr8" draw:text-style-name="P5" draw:layer="layout" svg:width="0.8cm" svg:height="0.518cm" svg:x="2.203cm" svg:y="26.153cm">
              <draw:text-box>
                <text:p><text:span text:style-name="T4">ON</text:span></text:p>
              </draw:text-box>
            </draw:frame>
            <draw:frame draw:style-name="gr8" draw:text-style-name="P5" draw:layer="layout" svg:width="1.1cm" svg:height="0.518cm" svg:x="2.203cm" svg:y="27.453cm">
              <draw:text-box>
                <text:p><text:span text:style-name="T4">OFF</text:span></text:p>
              </draw:text-box>
            </draw:frame>
            <draw:g>
              <draw:line draw:style-name="gr9" draw:text-style-name="P1" draw:layer="layout" svg:x1="1.86cm" svg:y1="27.203cm" svg:x2="2.803cm" svg:y2="26.903cm">
                <text:p/>
              </draw:line>
              <draw:line draw:style-name="gr10" draw:text-style-name="P1" draw:layer="layout" svg:x1="1.86cm" svg:y1="26.903cm" svg:x2="1.86cm" svg:y2="27.578cm">
                <text:p/>
              </draw:line>
              <draw:line draw:style-name="gr11" draw:text-style-name="P1" draw:layer="layout" svg:x1="1.703cm" svg:y1="26.453cm" svg:x2="1.703cm" svg:y2="27.953cm">
                <text:p/>
              </draw:line>
            </draw:g>
          </draw:g>
          <draw:frame draw:style-name="gr12" draw:text-style-name="P6" draw:layer="layout" svg:width="1.957cm" svg:height="0.56cm" svg:x="3.646cm" svg:y="27.703cm">
            <draw:text-box>
              <text:p><text:span text:style-name="T5">Elektro</text:span></text:p>
            </draw:text-box>
          </draw:frame>
          <draw:frame draw:style-name="gr2" draw:text-style-name="P1" draw:layer="layout" svg:width="1.653cm" svg:height="2.4cm" svg:x="8.25cm" svg:y="21.903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8.253cm" svg:y="24.553cm">
            <draw:text-box>
              <text:p><text:span text:style-name="T5">Elektro</text:span></text:p>
            </draw:text-box>
          </draw:frame>
          <draw:frame draw:style-name="gr5" draw:text-style-name="P7" draw:layer="layout" svg:width="6.6cm" svg:height="2.635cm" draw:transform="rotate (1.5707963267949) translate (6.668cm 28.303cm)">
            <draw:text-box>
              <text:p text:style-name="P3"><text:span text:style-name="T6">82 Kaya</text:span></text:p>
            </draw:text-box>
          </draw:frame>
          <draw:frame draw:style-name="gr4" draw:text-style-name="P2" draw:layer="layout" svg:width="2.6cm" svg:height="0.7cm" draw:transform="rotate (1.5707963267949) translate (9.203cm 28.003cm)">
            <draw:text-box>
              <text:p><text:span text:style-name="T1">ROBOBOT</text:span></text:p>
            </draw:text-box>
          </draw:frame>
          <draw:custom-shape draw:style-name="gr13" draw:text-style-name="P8" draw:layer="layout" svg:width="0.6cm" svg:height="0.6cm" svg:x="0.7cm" svg:y="2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.6cm" svg:height="0.7cm" draw:transform="rotate (1.5707963267949) translate (0.6cm 27.25cm)">
            <draw:text-box>
              <text:p><text:span text:style-name="T3">start</text:span></text:p>
            </draw:text-box>
          </draw:frame>
          <draw:line draw:style-name="gr3" draw:text-style-name="P1" draw:layer="layout" svg:x1="10.603cm" svg:y1="21.553cm" svg:x2="10.603cm" svg:y2="28.253cm">
            <text:p/>
          </draw:line>
          <draw:frame draw:style-name="gr2" draw:text-style-name="P1" draw:layer="layout" svg:width="1.515cm" svg:height="2.2cm" svg:x="18.7cm" svg:y="21.7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8.703cm" svg:y="24cm">
            <draw:text-box>
              <text:p><text:span text:style-name="T5">Elektro</text:span></text:p>
            </draw:text-box>
          </draw:frame>
          <draw:frame draw:style-name="gr14" draw:text-style-name="P10" draw:layer="layout" svg:width="4.6cm" svg:height="2.295cm" svg:x="15.7cm" svg:y="23.515cm">
            <draw:text-box>
              <text:p text:style-name="P9"><text:span text:style-name="T7">82</text:span></text:p>
              <text:p text:style-name="P9"><text:span text:style-name="T7">Kaya</text:span></text:p>
            </draw:text-box>
          </draw:frame>
          <draw:frame draw:style-name="gr4" draw:text-style-name="P2" draw:layer="layout" svg:width="2.6cm" svg:height="0.7cm" svg:x="15.7cm" svg:y="21.75cm">
            <draw:text-box>
              <text:p><text:span text:style-name="T1">ROBOBOT</text:span></text:p>
            </draw:text-box>
          </draw:frame>
          <draw:custom-shape draw:style-name="gr1" draw:text-style-name="P1" draw:layer="layout" svg:width="9.897cm" svg:height="6.75cm" svg:x="10.6cm" svg:y="21.5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5.603cm" svg:y1="21.553cm" svg:x2="15.603cm" svg:y2="25.75cm">
            <text:p/>
          </draw:line>
          <draw:line draw:style-name="gr3" draw:text-style-name="P1" draw:layer="layout" svg:x1="20.5cm" svg:y1="25.85cm" svg:x2="10.6cm" svg:y2="25.85cm">
            <text:p/>
          </draw:line>
          <draw:frame draw:style-name="gr15" draw:text-style-name="P10" draw:layer="layout" svg:width="9.2cm" svg:height="1.295cm" svg:x="11cm" svg:y="26.455cm">
            <draw:text-box>
              <text:p text:style-name="P9"><text:span text:style-name="T7">82 Kaya</text:span></text:p>
            </draw:text-box>
          </draw:frame>
          <draw:frame draw:style-name="gr2" draw:text-style-name="P1" draw:layer="layout" svg:width="1.377cm" svg:height="2cm" svg:x="18.885cm" svg:y="26.01cm">
            <draw:image xlink:href="Pictures/10000201000000FA0000016BEDDF6ED4AB1570F1.png" xlink:type="simple" xlink:show="embed" xlink:actuate="onLoad">
              <text:p/>
            </draw:image>
          </draw:frame>
          <draw:frame draw:style-name="gr12" draw:text-style-name="P6" draw:layer="layout" svg:width="1.75cm" svg:height="0.56cm" svg:x="17.05cm" svg:y="27.55cm">
            <draw:text-box>
              <text:p><text:span text:style-name="T5">Elektro</text:span></text:p>
            </draw:text-box>
          </draw:frame>
          <draw:frame draw:style-name="gr16" draw:text-style-name="P2" draw:layer="layout" svg:width="2.6cm" svg:height="0.644cm" svg:x="11cm" svg:y="27.466cm">
            <draw:text-box>
              <text:p><text:span text:style-name="T1">ROBOBOT</text:span></text:p>
            </draw:text-box>
          </draw:frame>
          <draw:frame draw:style-name="gr2" draw:text-style-name="P1" draw:layer="layout" svg:width="1.515cm" svg:height="2.2cm" svg:x="13.9cm" svg:y="21.75cm">
            <draw:image xlink:href="Pictures/10000201000000FA0000016BEDDF6ED4AB1570F1.png" xlink:type="simple" xlink:show="embed" xlink:actuate="onLoad">
              <text:p/>
            </draw:image>
          </draw:frame>
          <draw:frame draw:style-name="gr4" draw:text-style-name="P6" draw:layer="layout" svg:width="1.75cm" svg:height="0.7cm" svg:x="13.903cm" svg:y="24cm">
            <draw:text-box>
              <text:p><text:span text:style-name="T5">Elektro</text:span></text:p>
            </draw:text-box>
          </draw:frame>
          <draw:frame draw:style-name="gr14" draw:text-style-name="P10" draw:layer="layout" svg:width="5.2cm" svg:height="2.295cm" svg:x="10.7cm" svg:y="23.515cm">
            <draw:text-box>
              <text:p text:style-name="P9"><text:span text:style-name="T7">82</text:span></text:p>
              <text:p text:style-name="P9"><text:span text:style-name="T7">Kaya</text:span></text:p>
            </draw:text-box>
          </draw:frame>
          <draw:frame draw:style-name="gr4" draw:text-style-name="P2" draw:layer="layout" svg:width="2.6cm" svg:height="0.7cm" svg:x="10.7cm" svg:y="21.75cm">
            <draw:text-box>
              <text:p><text:span text:style-name="T1">ROBOBO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3cm" fo:margin-bottom="1.3cm" fo:margin-left="0.3cm" fo:margin-right="0.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8:05:57.674211300</meta:creation-date>
    <dc:date>2018-01-09T16:48:07.514717174</dc:date>
    <meta:editing-duration>PT14H36M31S</meta:editing-duration>
    <meta:editing-cycles>41</meta:editing-cycles>
    <meta:generator>LibreOffice/5.1.6.2$Linux_X86_64 LibreOffice_project/10m0$Build-2</meta:generator>
    <meta:print-date>2018-01-09T12:10:20.390303468</meta:print-date>
    <meta:document-statistic meta:object-count="160"/>
  </office:meta>
</office:document-meta>
</file>